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F00000133064930DE.jpg" manifest:media-type="image/jpeg"/>
  <manifest:file-entry manifest:full-path="Pictures/10000000000000ED000000C4425707E7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Helvetica" svg:font-family="Helvetica" style:font-family-generic="swiss"/>
    <style:font-face style:name="TrebuchetMS" svg:font-family="TrebuchetMS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Trebuchet MS" svg:font-family="'Trebuchet MS'" style:font-adornments="Negreta" style:font-family-generic="swiss" style:font-pitch="variable"/>
    <style:font-face style:name="Trebuchet MS1" svg:font-family="'Trebuchet MS'" style:font-adornments="Normal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 style:writing-mode="lr-tb"/>
    </style:style>
    <style:style style:name="Tableau1.A" style:family="table-column">
      <style:table-column-properties style:column-width="18.002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8.002cm" table:align="margins" style:writing-mode="lr-tb"/>
    </style:style>
    <style:style style:name="Tableau4.A" style:family="table-column">
      <style:table-column-properties style:column-width="18.002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8.002cm" fo:break-before="page" table:align="margins" style:writing-mode="lr-tb"/>
    </style:style>
    <style:style style:name="Tableau5.A" style:family="table-column">
      <style:table-column-properties style:column-width="18.002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8.002cm" table:align="margins" style:writing-mode="lr-tb"/>
    </style:style>
    <style:style style:name="Tableau7.A" style:family="table-column">
      <style:table-column-properties style:column-width="18.002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18.002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8.002cm" fo:break-before="page" table:align="margins" style:writing-mode="lr-tb"/>
    </style:style>
    <style:style style:name="Tableau9.A" style:family="table-column">
      <style:table-column-properties style:column-width="18.002cm" style:rel-column-width="65535*"/>
    </style:style>
    <style:style style:name="Tableau9.A1" style:family="table-cell">
      <style:table-cell-properties fo:padding="0.097cm" fo:border="0.05pt solid #000000"/>
    </style:style>
    <style:style style:name="P1" style:family="paragraph" style:parent-style-name="Frame_20_contents">
      <style:text-properties style:font-name="Verdana" fo:font-size="7pt" fo:background-color="transparent" style:font-size-asian="7pt" style:font-size-complex="7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>
        <style:tab-stops/>
      </style:paragraph-properties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Standard">
      <style:text-properties officeooo:paragraph-rsid="0017069b"/>
    </style:style>
    <style:style style:name="P7" style:family="paragraph" style:parent-style-name="Header">
      <style:text-properties fo:font-size="9pt" fo:font-style="normal" style:font-size-asian="9pt" style:font-style-asian="normal" style:font-size-complex="9pt" style:font-style-complex="normal"/>
    </style:style>
    <style:style style:name="P8" style:family="paragraph" style:parent-style-name="Header">
      <style:text-properties fo:font-style="normal" style:font-style-asian="normal" style:font-style-complex="normal"/>
    </style:style>
    <style:style style:name="P9" style:family="paragraph" style:parent-style-name="Standard">
      <style:paragraph-properties fo:background-color="transparent" style:shadow="none">
        <style:background-image/>
      </style:paragraph-properties>
    </style:style>
    <style:style style:name="P10" style:family="paragraph" style:parent-style-name="Standard">
      <style:paragraph-properties fo:background-color="transparent" style:shadow="none">
        <style:background-image/>
      </style:paragraph-properties>
      <style:text-properties fo:color="#000000" fo:font-weight="bold" style:font-weight-asian="bold" style:font-weight-complex="bold"/>
    </style:style>
    <style:style style:name="P11" style:family="paragraph" style:parent-style-name="Standard">
      <style:paragraph-properties fo:background-color="transparent" style:shadow="none">
        <style:background-image/>
      </style:paragraph-properties>
      <style:text-properties officeooo:paragraph-rsid="0017069b"/>
    </style:style>
    <style:style style:name="P12" style:family="paragraph" style:parent-style-name="Standard" style:list-style-name="L11"/>
    <style:style style:name="P13" style:family="paragraph" style:parent-style-name="Standard" style:list-style-name="L11">
      <style:text-properties fo:color="#000000" fo:font-weight="normal" style:font-weight-asian="normal" style:font-weight-complex="normal"/>
    </style:style>
    <style:style style:name="P14" style:family="paragraph" style:parent-style-name="Standard" style:list-style-name="L11">
      <style:text-properties fo:color="#000000" fo:font-weight="normal" style:font-name-asian="TrebuchetMS" style:font-weight-asian="normal" style:font-name-complex="TrebuchetMS" style:font-weight-complex="normal"/>
    </style:style>
    <style:style style:name="P15" style:family="paragraph" style:parent-style-name="Standard" style:list-style-name="L11">
      <style:text-properties fo:font-weight="normal" style:font-weight-asian="normal" style:font-weight-complex="normal"/>
    </style:style>
    <style:style style:name="P16" style:family="paragraph" style:parent-style-name="Standard" style:list-style-name="L12"/>
    <style:style style:name="P17" style:family="paragraph" style:parent-style-name="Standard" style:list-style-name="L11">
      <style:paragraph-properties fo:break-before="page"/>
    </style:style>
    <style:style style:name="P18" style:family="paragraph" style:parent-style-name="Heading_20_1" style:master-page-name="First_20_Page">
      <style:paragraph-properties fo:text-align="center" style:justify-single-word="false" style:page-number="auto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>
      <style:paragraph-properties style:text-autospace="none"/>
      <style:text-properties style:font-name="Verdana" fo:font-size="7pt" style:font-size-asian="7pt" style:font-size-complex="7pt"/>
    </style:style>
    <style:style style:name="P21" style:family="paragraph">
      <style:paragraph-properties style:text-autospace="none"/>
    </style:style>
    <style:style style:name="T1" style:family="text">
      <style:text-properties style:font-name="Verdana" fo:font-size="10pt" fo:font-weight="bold" style:font-size-asian="10pt" style:font-weight-asian="bold" style:font-size-complex="10pt"/>
    </style:style>
    <style:style style:name="T2" style:family="text">
      <style:text-properties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T3" style:family="text">
      <style:text-properties style:font-name="Wingdings" fo:font-size="9pt" style:font-size-asian="9pt" style:font-size-complex="9pt"/>
    </style:style>
    <style:style style:name="T4" style:family="text">
      <style:text-properties style:font-name="Wingdings" fo:font-size="9pt" fo:font-style="normal" fo:font-weight="bold" style:font-size-asian="9pt" style:font-style-asian="normal" style:font-weight-asian="bold" style:font-size-complex="9pt" style:font-style-complex="normal"/>
    </style:style>
    <style:style style:name="T5" style:family="text">
      <style:text-properties style:font-name="Wingdings"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990066"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T8" style:family="text">
      <style:text-properties fo:color="#990066" style:font-name="Verdan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color="#990066" style:font-name="Verdana2" fo:font-size="9pt" style:font-name-asian="Helvetica" style:font-size-asian="9pt" style:font-name-complex="Helvetica" style:font-size-complex="9pt" style:font-weight-complex="bold"/>
    </style:style>
    <style:style style:name="T10" style:family="text">
      <style:text-properties fo:color="#990066" style:font-name="Verdana2" fo:font-size="9pt" style:font-size-asian="9pt" style:font-size-complex="9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weight="normal" style:font-name-asian="TrebuchetMS" style:font-weight-asian="normal" style:font-name-complex="TrebuchetMS" style:font-weight-complex="normal"/>
    </style:style>
    <style:style style:name="T15" style:family="text">
      <style:text-properties fo:color="#000000" fo:font-style="italic" style:font-style-asian="italic" style:font-style-complex="italic"/>
    </style:style>
    <style:style style:name="T16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bold" style:font-name-asian="TrebuchetMS" style:font-weight-asian="bold" style:font-name-complex="TrebuchetMS" style:font-weight-complex="bold"/>
    </style:style>
    <style:style style:name="T19" style:family="text">
      <style:text-properties fo:color="#000000" style:font-name="Verdana2" fo:font-size="9pt" style:font-size-asian="9pt" style:font-size-complex="9pt"/>
    </style:style>
    <style:style style:name="T20" style:family="text">
      <style:text-properties fo:color="#000000" style:font-name="Verdana2" fo:font-size="9pt" fo:background-color="transparent" loext:char-shading-value="0" style:font-size-asian="9pt" style:font-size-complex="9pt"/>
    </style:style>
    <style:style style:name="T2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000000" style:font-name="Wingdings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background-color="transparent" loext:char-shading-value="0"/>
    </style:style>
    <style:style style:name="T25" style:family="text">
      <style:text-properties style:use-window-font-color="true" style:font-name="Verdana2" fo:font-size="9pt" style:font-name-asian="Helvetica" style:font-size-asian="9pt" style:font-name-complex="Helvetica" style:font-size-complex="9pt" style:font-weight-complex="bold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style:font-name="Verdana2" fo:font-size="9pt" style:font-size-asian="9pt" style:font-size-complex="9pt"/>
    </style:style>
    <style:style style:name="T28" style:family="text">
      <style:text-properties style:font-name="Verdana2" fo:font-size="9pt" style:font-size-asian="9pt" style:font-size-complex="9pt" style:font-weight-complex="bold"/>
    </style:style>
    <style:style style:name="T29" style:family="text">
      <style:text-properties style:font-name="Verdana2" fo:font-size="9pt" style:text-underline-style="none" fo:font-weight="normal" style:font-size-asian="9pt" style:font-weight-asian="normal" style:font-size-complex="9pt" style:font-weight-complex="bold"/>
    </style:style>
    <style:style style:name="T30" style:family="text">
      <style:text-properties style:font-name="Verdana2" fo:font-size="9pt" fo:font-weight="bold" fo:background-color="#ffff00" loext:char-shading-value="0" style:font-size-asian="9pt" style:font-weight-asian="bold" style:font-size-complex="9pt" style:font-weight-complex="bold"/>
    </style:style>
    <style:style style:name="T31" style:family="text">
      <style:text-properties style:font-name="Verdana2" fo:font-size="9pt" fo:font-weight="bold" officeooo:rsid="0016137b" fo:background-color="#ffff00" loext:char-shading-value="0" style:font-size-asian="9pt" style:font-weight-asian="bold" style:font-size-complex="9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officeooo:rsid="0016137b"/>
    </style:style>
    <style:style style:name="T34" style:family="text">
      <style:text-properties officeooo:rsid="00199d1c"/>
    </style:style>
    <style:style style:name="T35" style:family="text">
      <style:text-properties style:font-name="Verdana" fo:font-size="7pt" style:font-size-asian="7pt" style:font-size-complex="7pt"/>
    </style:style>
    <style:style style:name="fr1" style:family="graphic" style:parent-style-name="Frame">
      <style:graphic-properties fo:margin-left="0.318cm" fo:margin-right="0.318cm" fo:margin-top="0cm" fo:margin-bottom="0cm" style:wrap="none"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bottom" style:vertical-rel="page" style:horizontal-pos="from-left" style:horizontal-rel="page" fo:background-color="transparent" style:background-transparenc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top" style:vertical-rel="page" style:horizontal-pos="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Segoe UI'" style:font-style-name="Normal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Segoe UI'" style:font-style-name="Norma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9"><text:span text:style-name="T34">F</text:span>iche Projet CNL 2015</text:p>
      <text:p text:style-name="Standard"/>
      <text:p text:style-name="Standard"/>
      <text:h text:style-name="Heading_20_2" text:outline-level="2">IDENTIFICATION DU PROJET</text:h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/>
            <text:p text:style-name="P9">Titre du projet : <text:span text:style-name="T17">………...………...………...………...………...………...…………..</text:span><text:tab/></text:p>
            <text:p text:style-name="P9"/>
            <text:p text:style-name="P11">Nouveau Projet : <text:span text:style-name="T11">oui </text:span><text:span text:style-name="T5"></text:span><text:span text:style-name="T11"> non </text:span><text:span text:style-name="T5"></text:span></text:p>
            <text:p text:style-name="P9"/>
            <text:p text:style-name="P11">Type de Projet : <text:span text:style-name="T13">Thème </text:span><text:span text:style-name="T17"><text:s text:c="2"/>A</text:span><text:span text:style-name="T22"></text:span><text:span text:style-name="T17"> ………… B</text:span><text:span text:style-name="T22"></text:span><text:span text:style-name="T17"> ………… C</text:span><text:span text:style-name="T22"></text:span><text:span text:style-name="T17"> ………… </text:span></text:p>
            <text:p text:style-name="P10"><text:tab/></text:p>
          </table:table-cell>
        </table:table-row>
      </table:table>
      <text:p text:style-name="P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Standard">Prénom et nom du porteur de projet : <text:span text:style-name="T17">………...………...………...………...……….......…</text:span></text:p>
            <text:p text:style-name="Standard"/>
            <text:p text:style-name="Standard">Fonction : <text:span text:style-name="T17">………...………...………...………...………...………...………...………...………..</text:span></text:p>
            <text:p text:style-name="Standard"/>
            <text:p text:style-name="Standard">Adresse complète : <text:span text:style-name="T17">...........................................................................................</text:span></text:p>
            <text:p text:style-name="Standard"/>
            <text:p text:style-name="P3">Mél : <text:span text:style-name="T17">..........................................….................. <text:s/></text:span>Tel : <text:span text:style-name="T17">...................................…..<text:tab/><text:tab/><text:tab/><text:tab/><text:tab/></text:span>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Standard">Coordonnées des personnes impliquées dans le projet 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Equipe technique pour la réalisation du projet 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h text:style-name="Heading_20_2" text:outline-level="2">Publics Visés</text:h>
      <text:p text:style-name="Standard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Standard">Formation concernée :<text:tab/><text:span text:style-name="T17">..........................................................................................</text:span></text:p>
            <text:p text:style-name="Standard"/>
            <text:p text:style-name="Standard">UE concernée (thèmes A et B) : <text:span text:style-name="T17">..............................................................................</text:span><text:tab/></text:p>
            <text:p text:style-name="Standard"/>
            <text:p text:style-name="Standard">Nombre potentiel d'enseignants utilisateurs concernés : <text:span text:style-name="T17">.............................................</text:span><text:tab/></text:p>
            <text:p text:style-name="Standard"/>
            <text:p text:style-name="Standard">Nombre d'étudiants concernés : <text:span text:style-name="T17">..............................................................................</text:span></text:p>
            <text:p text:style-name="Standard"/>
            <text:p text:style-name="Standard">Autre public : <text:span text:style-name="T17">.......................................................................................................</text:span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Standard"><text:span text:style-name="T12">Avez vous l'intention de présenter ce projet en totalité ou partiellement en réponse à l'appel à projet d'une Université Numérique Thématiq</text:span>ue (UNT) ou autres dispositifs nationaux ?</text:p>
            <text:p text:style-name="Standard"/>
            <text:p text:style-name="P6"><text:tab/><text:tab/><text:span text:style-name="T5"></text:span> UNIT <text:s/>(sciences de l'ingénieur)</text:p>
            <text:p text:style-name="P6"><text:tab/><text:tab/><text:span text:style-name="T5"></text:span> UNISCIEL (sciences fondamentales)</text:p>
            <text:p text:style-name="P6"><text:tab/><text:tab/><text:span text:style-name="T5"></text:span> UVED (sciences de l'environnement durable)</text:p>
            <text:p text:style-name="P6"><text:tab/><text:tab/><text:span text:style-name="T5"></text:span> Demain l'Université</text:p>
            <text:p text:style-name="P6"><text:tab/><text:tab/><text:span text:style-name="T5"></text:span> Autre : <text:span text:style-name="T17">......................................................</text:span></text:p>
            <text:p text:style-name="Standard"/>
          </table:table-cell>
        </table:table-row>
      </table:table>
      <text:p text:style-name="Standard"/>
      <text:h text:style-name="Heading_20_2" text:outline-level="2">PROJET PEDAGOGIQUE</text:h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span text:style-name="T11">Contexte actuel </text:span><text:span text:style-name="T23">(cours existant ou non, volume, acteurs,…)</text:span><text:span text:style-name="T26"> :</text:span></text:p>
            <text:p text:style-name="Standard"/>
            <text:p text:style-name="Standard"/>
            <text:p text:style-name="Standard"/>
            <text:p text:style-name="Standard"><text:span text:style-name="T11">Connexion avec la plateforme pédagogique Moodle</text:span> <text:span text:style-name="T23">(oui, non, sous quelle forme ?)</text:span><text:span text:style-name="T26"> :</text:span></text:p>
            <text:p text:style-name="Standard"/>
            <text:p text:style-name="Standard"/>
            <text:p text:style-name="Standard"/>
            <text:p text:style-name="Standard">Plus-value prévisible apportée par le projet par rapport à l’existant :</text:p>
            <text:p text:style-name="Standard"/>
            <text:p text:style-name="Standard"/>
            <text:p text:style-name="Standard"/>
            <text:p text:style-name="Standard"><text:span text:style-name="T11">Production envisagée</text:span> (ex <text:span text:style-name="T23">livrables pédagogiques, nombre de modules, volume horaire apprenant, heures-équivalent-présenti</text:span><text:span text:style-name="T15">el, description de la structure de cours Moodle, </text:span><text:span text:style-name="T16">types de ressources, chaine éditoriale, …)</text:span><text:span text:style-name="T21"> : </text:span></text:p>
            <text:p text:style-name="Standard"/>
            <text:p text:style-name="Standard"/>
            <text:p text:style-name="Standard"/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11">Calendrier prévisionnel</text:span> <text:span text:style-name="T23">(durée de réalisation, phasage et actions correspondantes)</text:span><text:span text:style-name="T26"> :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2"/>
          </table:table-cell>
        </table:table-row>
      </table:table>
      <text:p text:style-name="P2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">Estimation budgétaire du coût du projet</text:p>
            <text:p text:style-name="Standard"/>
            <text:p text:style-name="Standard">Heures TD pour enseignants chercheurs :</text:p>
            <text:p text:style-name="Standard"/>
            <text:p text:style-name="Standard">Vacations étudiants :</text:p>
            <text:p text:style-name="Standard"/>
            <text:p text:style-name="Standard">Heures de réalisation technique SEMM :</text:p>
            <text:p text:style-name="Standard"/>
            <text:p text:style-name="Standard">Moyens matériels : </text:p>
            <text:p text:style-name="Standard"/>
            <text:p text:style-name="Standard">Autres moyens nécessaires :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4">Validations</text:p>
            <text:p text:style-name="Standard"/>
            <text:p text:style-name="Standard"/>
            <text:p text:style-name="Standard">Validation du Directeur d'UFR <text:s text:c="31"/>et/ou de<text:span text:style-name="T24"> formation</text:span></text:p>
            <text:p text:style-name="Standard"/>
            <text:p text:style-name="Standard">Nom:<text:tab/>Nom<text:tab/></text:p>
            <text:p text:style-name="Standard"/>
            <text:p text:style-name="Standard">Signature (*) :<text:tab/>Signature (*) : <text:tab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Porteur de projet</text:p>
            <text:p text:style-name="Standard"/>
            <text:p text:style-name="Standard">Nom :<text:tab/></text:p>
            <text:p text:style-name="Standard"/>
            <text:p text:style-name="Standard">Signature (*) :<text:tab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5">(*) les signatures peuvent être omises pour la version électronique mais sont nécessaires pour la version papie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Fonction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Helvetica" svg:font-family="Helvetica" style:font-family-generic="swiss"/>
    <style:font-face style:name="TrebuchetMS" svg:font-family="TrebuchetMS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Trebuchet MS" svg:font-family="'Trebuchet MS'" style:font-adornments="Negreta" style:font-family-generic="swiss" style:font-pitch="variable"/>
    <style:font-face style:name="Trebuchet MS1" svg:font-family="'Trebuchet MS'" style:font-adornments="Normal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>
        <style:tab-stops/>
        <style:background-image/>
      </style:paragraph-properties>
      <style:text-properties style:use-window-font-color="true" style:font-name="Verdana1" fo:font-family="Verdana" style:font-style-name="Normal" style:font-family-generic="swiss" style:font-pitch="variable" fo:font-size="9pt" fo:language="fr" fo:country="FR" style:letter-kerning="true" style:font-name-asian="Tahoma1" style:font-family-asian="Tahoma" style:font-pitch-asian="variable" style:font-size-asian="12pt" style:language-asian="zxx" style:country-asian="none" style:font-name-complex="Tahoma1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990066" style:font-name="Verdana1" fo:font-family="Verdana" style:font-style-name="Normal" style:font-family-generic="swiss" style:font-pitch="variable" fo:font-size="12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5cm" style:contextual-spacing="false" fo:text-align="justify" style:justify-single-word="false" fo:orphans="3" fo:widows="3" style:page-number="auto" fo:background-color="transparent" style:shadow="none">
        <style:tab-stops/>
        <style:background-image/>
      </style:paragraph-properties>
      <style:text-properties fo:font-size="10pt"/>
    </style:style>
    <style:style style:name="List" style:family="paragraph" style:parent-style-name="Text_20_body" style:class="list">
      <style:paragraph-properties fo:margin-top="0cm" fo:margin-bottom="0cm" style:contextual-spacing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  <style:text-properties fo:font-size="9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8cm" style:type="right"/>
        </style:tab-stops>
      </style:paragraph-properties>
      <style:text-properties fo:color="#7c8282" fo:font-size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list-style-name="" style:class="text" style:master-page-name="">
      <style:paragraph-properties fo:margin-top="0.199cm" fo:margin-bottom="0.101cm" style:contextual-spacing="false" style:page-number="auto"/>
      <style:text-properties fo:color="#990066"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list-style-name="" style:class="list">
      <style:paragraph-properties fo:margin-top="0cm" fo:margin-bottom="0.212cm" style:contextual-spacing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Sender" style:family="paragraph" style:parent-style-name="Standard" style:class="extra" style:master-page-name="">
      <style:paragraph-properties fo:margin-top="1.9cm" fo:margin-bottom="0cm" style:contextual-spacing="false" style:page-number="auto" fo:background-color="transparent" text:number-lines="false" text:line-number="0">
        <style:tab-stops>
          <style:tab-stop style:position="9.5cm"/>
          <style:tab-stop style:position="19.001cm" style:type="right"/>
        </style:tab-stops>
        <style:background-image/>
      </style:paragraph-properties>
      <style:text-properties fo:color="#7c8282" fo:font-size="12pt"/>
    </style:style>
    <style:style style:name="Addressee" style:family="paragraph" style:parent-style-name="Standard" style:class="extra">
      <style:paragraph-properties fo:margin-top="0cm" fo:margin-bottom="1.199cm" style:contextual-spacing="false" text:number-lines="false" text:line-number="0">
        <style:tab-stops>
          <style:tab-stop style:position="9.5cm"/>
        </style:tab-stops>
      </style:paragraph-properties>
    </style:style>
    <style:style style:name="Objet" style:family="paragraph" style:parent-style-name="Standard" style:master-page-name="">
      <style:paragraph-properties fo:margin-top="0cm" fo:margin-bottom="0.499cm" style:contextual-spacing="false" style:page-number="auto" fo:background-color="transparent">
        <style:tab-stops>
          <style:tab-stop style:position="1.401cm"/>
        </style:tab-stops>
        <style:background-image/>
      </style:paragraph-properties>
      <style:text-properties fo:font-weight="bold"/>
    </style:style>
    <style:style style:name="Civilité" style:family="paragraph" style:parent-style-name="Standard">
      <style:paragraph-properties fo:margin-top="0cm" fo:margin-bottom="0.6cm" style:contextual-spacing="false"/>
    </style:style>
    <style:style style:name="Signature" style:family="paragraph" style:parent-style-name="Standard" style:next-style-name="Standard" style:class="text">
      <style:paragraph-properties fo:margin-top="1.3cm" fo:margin-bottom="0.101cm" style:contextual-spacing="false" fo:text-align="start" style:justify-single-word="false" text:number-lines="false" text:line-number="0">
        <style:tab-stops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01cm" fo:margin-bottom="0.101cm" style:contextual-spacing="false"/>
      <style:text-properties fo:text-transform="uppercase" fo:color="#000000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style:contextual-spacing="false"/>
      <style:text-properties fo:font-size="105%" fo:font-weight="bold" style:font-size-asian="14pt" style:font-weight-asian="bold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margin-top="0.199cm" fo:margin-bottom="0.3cm" style:contextual-spacing="false" fo:text-align="center" style:justify-single-word="false"/>
      <style:text-properties fo:color="#1677b8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>
        <style:tab-stops/>
      </style:paragraph-properties>
      <style:text-properties fo:font-size="8pt" fo:font-style="italic" style:font-size-asian="10pt" style:font-size-complex="10pt"/>
    </style:style>
    <style:style style:name="SignatureB" style:family="paragraph" style:parent-style-name="Standard" style:next-style-name="Standard">
      <style:paragraph-properties fo:margin-left="12cm" fo:margin-right="0cm" fo:margin-top="0cm" fo:margin-bottom="0cm" style:contextual-spacing="false" fo:text-indent="0cm" style:auto-text-indent="false">
        <style:tab-stops/>
      </style:paragraph-properties>
    </style:style>
    <style:style style:name="TitreB" style:family="paragraph" style:parent-style-name="Standard" style:next-style-name="Standard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color="#00b8ff" fo:font-size="18pt"/>
    </style:style>
    <style:style style:name="LigneQuest" style:family="paragraph" style:parent-style-name="Standard">
      <style:paragraph-properties fo:padding="0.049cm" fo:border="0.06pt solid #000000" style:shadow="none">
        <style:tab-stops>
          <style:tab-stop style:position="16.452cm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l" style:family="paragraph" style:parent-style-name="Header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a9e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xpéditeur" style:family="text">
      <style:text-properties fo:color="#1677b8" style:font-name="Trebuchet MS" fo:font-family="'Trebuchet MS'" style:font-style-name="Negreta" style:font-family-generic="swiss" style:font-pitch="variable" fo:font-weight="bold"/>
    </style:style>
    <style:style style:name="Fonction" style:family="text">
      <style:text-properties fo:color="#7c8282" style:font-name="Trebuchet MS1" fo:font-family="'Trebuchet MS'" style:font-style-name="Normal" style:font-family-generic="swiss" style:font-pitch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ervice_2f_UFR" style:display-name="Service/UFR" style:family="graphic" style:parent-style-name="Frame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text-properties style:font-name="Verdana" fo:font-size="7pt" fo:background-color="transparent" style:font-size-asian="7pt" style:font-size-complex="7pt"/>
    </style:style>
    <style:style style:name="MP2" style:family="paragraph">
      <style:paragraph-properties style:text-autospace="none"/>
    </style:style>
    <style:style style:name="MP3" style:family="paragraph">
      <style:paragraph-properties style:text-autospace="none"/>
      <style:text-properties style:font-name="Verdana" fo:font-size="7pt" style:font-size-asian="7pt" style:font-size-complex="7pt"/>
    </style:style>
    <style:style style:name="MP4" style:family="paragraph" style:parent-style-name="Header">
      <style:text-properties fo:font-size="9pt" fo:font-style="normal" style:font-size-asian="9pt" style:font-style-asian="normal" style:font-size-complex="9pt" style:font-style-complex="normal"/>
    </style:style>
    <style:style style:name="MP5" style:family="paragraph" style:parent-style-name="Header">
      <style:text-properties fo:font-style="normal" style:font-style-asian="normal" style:font-style-complex="normal"/>
    </style:style>
    <style:style style:name="MT1" style:family="text">
      <style:text-properties style:font-name="Verdana" fo:font-size="7pt" style:font-size-asian="7pt" style:font-size-complex="7pt"/>
    </style:style>
    <style:style style:name="MT2" style:family="text">
      <style:text-properties style:font-name="Verdana" fo:font-size="10pt" fo:font-weight="bold" style:font-size-asian="10pt" style:font-weight-asian="bold" style:font-size-complex="10pt"/>
    </style:style>
    <style:style style:name="MT3" style:family="text">
      <style:text-properties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MT4" style:family="text">
      <style:text-properties style:font-name="Wingdings" fo:font-size="9pt" style:font-size-asian="9pt" style:font-size-complex="9pt"/>
    </style:style>
    <style:style style:name="MT5" style:family="text">
      <style:text-properties fo:font-size="9pt" style:font-size-asian="9pt" style:font-size-complex="9pt"/>
    </style:style>
    <style:style style:name="MT6" style:family="text">
      <style:text-properties style:font-name="Wingdings" fo:font-size="9pt" fo:font-style="normal" fo:font-weight="bold" style:font-size-asian="9pt" style:font-style-asian="normal" style:font-weight-asian="bold" style:font-size-complex="9pt" style:font-style-complex="normal"/>
    </style:style>
    <style:style style:name="MT7" style:family="text">
      <style:text-properties fo:color="#990066" style:font-name="Verdana" fo:font-size="9pt" fo:font-style="normal" fo:font-weight="bold" style:font-size-asian="9pt" style:font-style-asian="normal" style:font-weight-asian="bold" style:font-size-complex="9pt" style:font-style-complex="normal"/>
    </style:style>
    <style:style style:name="MT8" style:family="text">
      <style:text-properties fo:color="#990066" style:font-name="Verdan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bottom" style:vertical-rel="page" style:horizontal-pos="from-left" style:horizontal-rel="page" fo:background-color="transparent" style:background-transparenc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Mfr2" style:family="graphic" style:parent-style-name="Frame">
      <style:graphic-properties fo:margin-left="0.318cm" fo:margin-right="0.318cm" fo:margin-top="0cm" fo:margin-bottom="0cm" style:wrap="none"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top" style:vertical-rel="page" style:horizontal-pos="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0.801cm" fo:margin-left="1.499cm" fo:margin-right="1.499cm" fo:background-color="transparent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2cm" fo:margin-left="0cm" fo:margin-right="0cm" fo:margin-top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0.801cm" fo:margin-left="1.499cm" fo:margin-right="1.499cm" fo:background-color="transparent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75cm" fo:margin-left="0cm" fo:margin-right="0cm" fo:margin-bottom="3.251cm" style:dynamic-spacing="true"/>
      </style:header-style>
      <style:footer-style>
        <style:header-footer-properties svg:height="2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text:anchor-type="paragraph" draw:z-index="3" draw:style-name="Mgr1" draw:text-style-name="MP3" svg:width="14.473cm" svg:height="1.502cm" svg:x="-0.272cm" svg:y="0.132cm"><draw:text-box><text:p text:style-name="MP2"><text:span text:style-name="MT1">Cité scientifique</text:span></text:p><text:p text:style-name="MP2"><text:span text:style-name="MT1">Bâtiment A3</text:span></text:p><text:p text:style-name="MP2"><text:span text:style-name="MT1">F-59655 Villeneuve d’Ascq Cedex</text:span></text:p><text:p text:style-name="MP2"><text:span text:style-name="MT1">T. +33 0 00 00 00 00</text:span></text:p><text:p text:style-name="MP2"><text:span text:style-name="MT1">www.univ-lille.fr</text:span></text:p></draw:text-box></draw:frame><draw:frame draw:style-name="Mfr1" draw:name="Image2" text:anchor-type="char" svg:x="0cm" svg:width="3.02cm" svg:height="2.101cm" draw:z-index="0"><draw:image xlink:href="Pictures/10000000000000ED000000C4425707E7.jp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Cadre2" text:anchor-type="char" svg:x="10.864cm" svg:y="1.18cm" svg:width="6.999cm" svg:height="2.147cm" draw:z-index="5"><draw:text-box><text:p text:style-name="Frame_20_contents"><text:span text:style-name="MT2">­­</text:span><text:span text:style-name="MT3">Philippe MATHIEU</text:span></text:p><text:p text:style-name="MP4">Vice-Président TIC</text:p><text:p text:style-name="MP5"><text:span text:style-name="MT4"></text:span><text:span text:style-name="MT5"> 03.20.43.42.90</text:span></text:p><text:p text:style-name="Frame_20_contents"><text:span text:style-name="MT6"></text:span><text:span text:style-name="MT7"> </text:span><text:a xlink:type="simple" xlink:href="mailto:philippe.mathieu@univ-lille1.fr" text:style-name="Internet_20_link" text:visited-style-name="Visited_20_Internet_20_Link"><text:span text:style-name="Internet_20_link"><text:span text:style-name="MT8">philippe.mathieu@univ-lille1.fr</text:span></text:span></text:a><text:span text:style-name="MT8"> </text:span></text:p></draw:text-box></draw:frame><draw:frame draw:style-name="Mfr3" draw:name="Image 7" text:anchor-type="char" svg:width="7.509cm" svg:height="3.992cm" draw:z-index="6"><draw:image xlink:href="Pictures/100000000000023F00000133064930DE.jpg" xlink:type="simple" xlink:show="embed" xlink:actuate="onLoad"/></draw:frame></text:p>
      </style:header>
      <style:footer>
        <text:p text:style-name="MP1"><draw:frame text:anchor-type="paragraph" draw:z-index="4" draw:style-name="Mgr1" draw:text-style-name="MP3" svg:width="14.473cm" svg:height="1.502cm" svg:x="0.074cm" svg:y="0.501cm"><draw:text-box><text:p text:style-name="MP2"><text:span text:style-name="MT1">Cité scientifique</text:span></text:p><text:p text:style-name="MP2"><text:span text:style-name="MT1">Bâtiment A3</text:span></text:p><text:p text:style-name="MP2"><text:span text:style-name="MT1">F-59655 Villeneuve d’Ascq Cedex</text:span></text:p><text:p text:style-name="MP2"><text:span text:style-name="MT1">T. +33 0 00 00 00 00</text:span></text:p><text:p text:style-name="MP2"><text:span text:style-name="MT1">www.univ-lille.fr</text:span></text:p></draw:text-box></draw:frame><draw:frame draw:style-name="Mfr1" draw:name="Image1" text:anchor-type="char" svg:x="0cm" svg:width="3.02cm" svg:height="2.101cm" draw:z-index="7"><draw:image xlink:href="Pictures/10000000000000ED000000C4425707E7.jpg" xlink:type="simple" xlink:show="embed" xlink:actuate="onLoad"/></draw:frame></text:p>
      </style:footer>
    </style:master-page>
    <style:master-page style:name="Sans_20_nom1" style:display-name="Sans nom1" style:page-layout-name="Mpm3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25T11:17:44</meta:creation-date>
    <meta:editing-cycles>87</meta:editing-cycles>
    <meta:editing-duration>PT8H1M49S</meta:editing-duration>
    <meta:generator>LibreOffice/4.2.8.2$MacOSX_x86 LibreOffice_project/48d50dbfc06349262c9d50868e5c1f630a573ebd</meta:generator>
    <dc:date>2015-03-11T23:21:47.050874000</dc:date>
    <dc:creator>Philippe MATHIEU</dc:creator>
    <meta:document-statistic meta:table-count="9" meta:image-count="3" meta:object-count="0" meta:page-count="3" meta:paragraph-count="48" meta:word-count="300" meta:character-count="2681" meta:non-whitespace-character-count="2370"/>
    <meta:user-defined meta:name="Info 1"/>
    <meta:user-defined meta:name="Info 2"/>
    <meta:user-defined meta:name="Info 3"/>
    <meta:user-defined meta:name="Info 4"/>
    <meta:template xlink:type="simple" xlink:actuate="onRequest" xlink:title="lettre_da2i" xlink:href="../../config/modeles/lettre_da2i.ott" meta:date="2009-11-11T19:10:35"/>
  </office:meta>
</office:document-meta>
</file>